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cc"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purpose</text:p>
          </table:table-cell>
          <table:table-cell office:value-type="string" calcext:value-type="string">
            <text:p>coinTyp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index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" office:value-type="string" calcext:value-type="string">
            <text:p>m/</text:p>
          </table:table-cell>
          <table:table-cell table:style-name="ce2" office:value-type="string" calcext:value-type="string">
            <text:p>44’</text:p>
          </table:table-cell>
          <table:table-cell table:style-name="ce2" office:value-type="string" calcext:value-type="string">
            <text:p>60’</text:p>
          </table:table-cell>
          <table:table-cell table:style-name="ce2" office:value-type="string" calcext:value-type="string">
            <text:p>0’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table:formula="of:=100*2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formula="of:=[.P10]*8+[.Q10]*4+[.R10]*2+[.S10]*1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1]*8+[.Q11]*4+[.R11]*2+[.S11]*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12]*8+[.Q12]*4+[.R12]*2+[.S12]*1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Total</text:p>
          </table:table-cell>
          <table:table-cell table:style-name="ce5" table:formula="of:=[.C9]*[.D9]*[.E9]*[.F9]*[.G9]*[.H9]" office:value-type="float" office:value="16000000000" calcext:value-type="float" table:number-columns-spanned="3" table:number-rows-spanned="1">
            <text:p>16,000,000,000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P13]*8+[.Q13]*4+[.R13]*2+[.S13]*1"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P14]*8+[.Q14]*4+[.R14]*2+[.S14]*1"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5]*8+[.Q15]*4+[.R15]*2+[.S15]*1"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16]*8+[.Q16]*4+[.R16]*2+[.S16]*1"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P17]*8+[.Q17]*4+[.R17]*2+[.S17]*1"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P18]*8+[.Q18]*4+[.R18]*2+[.S18]*1"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19]*8+[.Q19]*4+[.R19]*2+[.S19]*1"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20]*8+[.Q20]*4+[.R20]*2+[.S20]*1"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P21]*8+[.Q21]*4+[.R21]*2+[.S21]*1"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P22]*8+[.Q22]*4+[.R22]*2+[.S22]*1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P23]*8+[.Q23]*4+[.R23]*2+[.S23]*1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table:number-columns-repeated="5" office:value-type="float" office:value="2" calcext:value-type="float">
            <text:p>2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P24]*8+[.Q24]*4+[.R24]*2+[.S24]*1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[.P25]*8+[.Q25]*4+[.R25]*2+[.S25]*1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5">00/00/0000</text:date>, <text:time style:data-style-name="N2" text:time-value="14:17:26.764436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3:55:38.114672361</meta:creation-date>
    <dc:date>2021-05-05T15:09:45.764060753</dc:date>
    <meta:editing-duration>PT22M6S</meta:editing-duration>
    <meta:editing-cycles>6</meta:editing-cycles>
    <meta:generator>LibreOffice/5.2.7.2$Linux_X86_64 LibreOffice_project/20m0$Build-2</meta:generator>
    <meta:document-statistic meta:table-count="1" meta:cell-count="140" meta:object-count="0"/>
  </office:meta>
</office:document-meta>
</file>